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945" officeooo:paragraph-rsid="00174945"/>
    </style:style>
    <style:style style:name="P2" style:family="paragraph" style:parent-style-name="Standard">
      <style:text-properties officeooo:rsid="00174945" officeooo:paragraph-rsid="00180781"/>
    </style:style>
    <style:style style:name="P3" style:family="paragraph" style:parent-style-name="Standard">
      <style:text-properties officeooo:paragraph-rsid="0019aeee"/>
    </style:style>
    <style:style style:name="T1" style:family="text">
      <style:text-properties fo:color="#608b4e" style:font-name="Consolas" fo:font-size="9.5pt" style:font-size-asian="9.5pt"/>
    </style:style>
    <style:style style:name="T2" style:family="text">
      <style:text-properties fo:color="#608b4e" style:font-name="Liberation Sans" fo:font-size="9.5pt" style:font-size-asian="9.5pt"/>
    </style:style>
    <style:style style:name="T3" style:family="text">
      <style:text-properties fo:color="#608b4e" style:font-name="Liberation Sans" fo:font-size="12pt" style:font-size-asian="12pt" style:font-size-complex="12pt"/>
    </style:style>
    <style:style style:name="T4" style:family="text">
      <style:text-properties officeooo:rsid="00174945"/>
    </style:style>
    <style:style style:name="T5" style:family="text">
      <style:text-properties fo:color="#800000" style:font-name="Liberation Sans" fo:font-size="12pt" style:font-size-asian="12pt" style:font-size-complex="12pt"/>
    </style:style>
    <style:style style:name="T6" style:family="text">
      <style:text-properties fo:color="#000000" style:font-name="Liberation Sans" fo:font-size="12pt" style:font-size-asian="12pt" style:font-size-complex="12pt"/>
    </style:style>
    <style:style style:name="T7" style:family="text">
      <style:text-properties officeooo:rsid="0019a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po di questa tesi è il confronto di varie tecniche di stima della confidenza a partire dai dati acquisiti da una coppia di videocamere stereo.</text:p>
      <text:p text:style-name="P3"><text:span text:style-name="T4">Per il calcolo delle disparità viene usato un algoritmo di semi </text:span><text:span text:style-name="T6">Semi-global block matching </text:span><text:span text:style-name="T4">(SGBM) , opportunamente modificato, presente nelle librerie OpenCV.</text:span></text:p>
      <text:p text:style-name="P2">Dall'algoritmo SG<text:span text:style-name="T7">B</text:span>M viene estratto il diagramma di costo di ogni singolo pixel delle immagini e si usano diverse tecniche, comprese combinazioni di esse, per individuarne la confidenza.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16:08:58.657000000</meta:creation-date>
    <dc:date>2014-08-02T18:00:25.154000000</dc:date>
    <meta:editing-duration>PT1M38S</meta:editing-duration>
    <meta:editing-cycles>3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4" meta:word-count="74" meta:character-count="490" meta:non-whitespace-character-count="417"/>
  </office:meta>
</office:document-meta>
</file>